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4.592cm" fo:min-width="5.612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gr6" style:family="graphic" style:parent-style-name="objectwithoutfill">
      <style:graphic-properties svg:stroke-width="0.102cm" draw:marker-start-width="0.508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12cm" svg:height="4.842cm" svg:x="1.762cm" svg:y="0.492cm">
          <text:p text:style-name="P1"><text:span text:style-name="T1">wall_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0.725cm" svg:x="1.778cm" svg:y="2.055cm">
          <draw:text-box>
            <text:p><text:span text:style-name="T2">res_n</text:span></text:p>
          </draw:text-box>
        </draw:frame>
        <draw:frame draw:style-name="gr2" draw:text-style-name="P3" draw:layer="layout" svg:width="2.032cm" svg:height="0.725cm" svg:x="1.778cm" svg:y="2.794cm">
          <draw:text-box>
            <text:p><text:span text:style-name="T2">enb</text:span></text:p>
          </draw:text-box>
        </draw:frame>
        <draw:frame draw:style-name="gr2" draw:text-style-name="P3" draw:layer="layout" svg:width="2.032cm" svg:height="0.725cm" svg:x="1.778cm" svg:y="1.315cm">
          <draw:text-box>
            <text:p><text:span text:style-name="T2">clk</text:span></text:p>
          </draw:text-box>
        </draw:frame>
        <draw:frame draw:style-name="gr2" draw:text-style-name="P3" draw:layer="layout" svg:width="4.064cm" svg:height="0.725cm" svg:x="1.778cm" svg:y="3.534cm">
          <draw:text-box>
            <text:p><text:span text:style-name="T2">x_coord [10:0]</text:span></text:p>
          </draw:text-box>
        </draw:frame>
        <draw:frame draw:style-name="gr2" draw:text-style-name="P3" draw:layer="layout" svg:width="4.064cm" svg:height="0.725cm" svg:x="1.778cm" svg:y="4.273cm">
          <draw:text-box>
            <text:p><text:span text:style-name="T2">y_coord [9:0]</text:span></text:p>
          </draw:text-box>
        </draw:frame>
        <draw:line draw:style-name="gr3" draw:text-style-name="P1" draw:layer="layout" svg:x1="0.381cm" svg:y1="1.688cm" svg:x2="1.778cm" svg:y2="1.688cm">
          <text:p/>
        </draw:line>
        <draw:line draw:style-name="gr3" draw:text-style-name="P1" draw:layer="layout" svg:x1="0.381cm" svg:y1="2.434cm" svg:x2="1.778cm" svg:y2="2.434cm">
          <text:p/>
        </draw:line>
        <draw:line draw:style-name="gr3" draw:text-style-name="P1" draw:layer="layout" svg:x1="0.381cm" svg:y1="3.18cm" svg:x2="1.778cm" svg:y2="3.18cm">
          <text:p/>
        </draw:line>
        <draw:line draw:style-name="gr4" draw:text-style-name="P1" draw:layer="layout" svg:x1="0.381cm" svg:y1="3.926cm" svg:x2="1.778cm" svg:y2="3.926cm">
          <text:p/>
        </draw:line>
        <draw:line draw:style-name="gr4" draw:text-style-name="P1" draw:layer="layout" svg:x1="0.381cm" svg:y1="4.672cm" svg:x2="1.778cm" svg:y2="4.672cm">
          <text:p/>
        </draw:line>
        <draw:frame draw:style-name="gr5" draw:text-style-name="P3" draw:layer="layout" svg:width="3.302cm" svg:height="0.725cm" svg:x="4.572cm" svg:y="4.318cm">
          <draw:text-box>
            <text:p><text:span text:style-name="T2">rgb [23:0]</text:span></text:p>
          </draw:text-box>
        </draw:frame>
        <draw:line draw:style-name="gr6" draw:text-style-name="P1" draw:layer="layout" svg:x1="7.874cm" svg:y1="4.661cm" svg:x2="9.271cm" svg:y2="4.661cm">
          <text:p/>
        </draw:line>
        <draw:frame draw:style-name="gr5" draw:text-style-name="P3" draw:layer="layout" svg:width="3.302cm" svg:height="0.725cm" svg:x="4.572cm" svg:y="1.307cm">
          <draw:text-box>
            <text:p><text:span text:style-name="T2">sel</text:span></text:p>
          </draw:text-box>
        </draw:frame>
        <draw:line draw:style-name="gr3" draw:text-style-name="P1" draw:layer="layout" svg:x1="7.874cm" svg:y1="1.651cm" svg:x2="9.271cm" svg:y2="1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9.652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4:25:34.670903918</meta:creation-date>
    <dc:date>2016-07-21T14:33:25.360157970</dc:date>
    <meta:editing-duration>PT7M49S</meta:editing-duration>
    <meta:editing-cycles>2</meta:editing-cycles>
    <meta:generator>LibreOffice/4.3.7.2$Linux_X86_64 LibreOffice_project/430$Build-2</meta:generator>
    <meta:document-statistic meta:object-count="15"/>
  </office:meta>
</office:document-meta>
</file>